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61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89in" fo:break-before="auto" style:use-optimal-row-height="false"/>
    </style:style>
    <style:style style:name="ta1" style:family="table" style:master-page-name="PageStyle_5f_Prodott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4c1900" style:diagonal-bl-tr="none" style:diagonal-tl-br="none" style:text-align-source="fix" style:repeat-content="false" fo:wrap-option="no-wrap" fo:border="0.0008in solid #4c1900" style:direction="ltr" fo:padding="0.0138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" style:family="table-cell" style:parent-style-name="Default" style:data-style-name="N100">
      <style:table-cell-properties fo:border-bottom="0.0008in solid #4c1900" fo:background-color="#996633" style:diagonal-bl-tr="none" style:diagonal-tl-br="none" style:text-align-source="value-type" style:repeat-content="false" fo:wrap-option="no-wrap" fo:border-left="0.0008in solid #4c1900" fo:padding="0.0138in" fo:border-right="0.0008in solid #4c1900" style:rotation-angle="0" style:rotation-align="none" fo:border-top="none" style:vertical-align="middl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 style:data-style-name="N100">
      <style:table-cell-properties fo:background-color="#996633" style:diagonal-bl-tr="none" style:diagonal-tl-br="none" style:text-align-source="value-type" style:repeat-content="false" fo:wrap-option="no-wrap" fo:border="0.0008in solid #4c1900" fo:padding="0.0138in" style:rotation-angle="0" style:rotation-align="none" style:vertical-align="middl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style:glyph-orientation-vertical="0" fo:border-bottom="0.0008in solid #4c1900" fo:background-color="#4c1900" style:diagonal-bl-tr="none" style:diagonal-tl-br="none" style:text-align-source="fix" style:repeat-content="false" fo:wrap-option="no-wrap" fo:border-left="none" style:direction="ltr" fo:padding="0.0138in" fo:border-right="0.0008in solid #4c1900" style:rotation-angle="0" style:rotation-align="none" style:shrink-to-fit="false" fo:border-top="0.0008in solid #4c1900" style:vertical-align="middle"/>
      <style:paragraph-properties fo:text-align="center" fo:margin-left="0in" style:writing-mode="page"/>
      <style:text-properties fo:color="#ffffff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6" style:family="table-cell" style:parent-style-name="Default" style:data-style-name="N0">
      <style:table-cell-properties fo:border-bottom="0.0008in solid #ff6633" fo:background-color="#ffcc99" style:diagonal-bl-tr="none" style:diagonal-tl-br="none" style:text-align-source="value-type" style:repeat-content="false" fo:wrap-option="no-wrap" fo:border-left="none" fo:padding="0.0138in" fo:border-right="0.0008in solid #ff6633" style:rotation-angle="0" style:rotation-align="none" fo:border-top="none" style:vertical-align="middl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order-bottom="0.0008in solid #ff6633" fo:background-color="#ffcc99" style:diagonal-bl-tr="none" style:diagonal-tl-br="none" style:text-align-source="value-type" style:repeat-content="false" fo:wrap-option="no-wrap" fo:border-left="none" fo:padding="0.0138in" fo:border-right="0.0008in solid #ff6633" style:rotation-angle="0" style:rotation-align="none" fo:border-top="0.0008in solid #ff6633" style:vertical-align="middl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3">
      <style:table-cell-properties style:glyph-orientation-vertical="0" fo:border-bottom="0.0008in solid #ff6633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="0.0138in" fo:border-right="0.0008in solid #ff6633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style:glyph-orientation-vertical="0" fo:border-bottom="0.0008in solid #ff6633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="0.0138in" fo:border-right="0.0008in solid #ff6633" style:rotation-angle="0" style:rotation-align="none" style:shrink-to-fit="false" fo:border-top="0.0008in solid #ff6633" style:vertical-align="middle"/>
      <style:paragraph-properties fo:margin-left="0in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008in solid #ff6633" fo:background-color="#ffcc99" style:diagonal-bl-tr="none" style:diagonal-tl-br="none" style:text-align-source="value-type" style:repeat-content="false" fo:wrap-option="no-wrap" fo:border-left="0.0008in solid #ff6633" style:direction="ltr" fo:padding="0.0138in" fo:border-right="0.0008in solid #ff6633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08in solid #ff6633" style:direction="ltr" fo:padding="0.013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dotti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number-columns-repeated="252" table:default-cell-style-name="ce4"/>
        <table:table-row table:style-name="ro1">
          <table:table-cell table:style-name="ce1" office:value-type="string">
            <text:p>Nome</text:p>
          </table:table-cell>
          <table:table-cell table:style-name="ce5" office:value-type="string">
            <text:p>Ditta</text:p>
          </table:table-cell>
          <table:table-cell table:style-name="ce5" office:value-type="string">
            <text:p>Prezzo vendita</text:p>
          </table:table-cell>
          <table:table-cell table:style-name="ce1" office:value-type="string">
            <text:p>Offert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ltos G310 (Pentium 4, 2.8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1250">
            <text:p>€ 1.250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1710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932">
            <text:p>€ 932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RC500 (Pentium 4, 2.8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2458">
            <text:p>€ 2.458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RC810 (Athlon 64, 3.0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3654">
            <text:p>€ 3.654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RC900 (Pentium 4, 2.6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2417">
            <text:p>€ 2.417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RC950 (Pentium 4, 3.2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1245">
            <text:p>€ 1.245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T120 (Athlon XP, 2.6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3241">
            <text:p>€ 3.241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Aspire T330 (Pentium 4, 2.0 GHz)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1234">
            <text:p>€ 1.234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CER TravelMate 240 </text:p>
          </table:table-cell>
          <table:table-cell table:style-name="ce6" office:value-type="string">
            <text:p>ACER </text:p>
          </table:table-cell>
          <table:table-cell table:style-name="ce8" office:value-type="currency" office:currency="EUR" office:value="2502">
            <text:p>€ 2.502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LICON 4 3200 </text:p>
          </table:table-cell>
          <table:table-cell table:style-name="ce6" office:value-type="string">
            <text:p>ALICON </text:p>
          </table:table-cell>
          <table:table-cell table:style-name="ce8" office:value-type="currency" office:currency="EUR" office:value="1234">
            <text:p>€ 1.23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LICON 4 3200 </text:p>
          </table:table-cell>
          <table:table-cell table:style-name="ce6" office:value-type="string">
            <text:p>ALICON </text:p>
          </table:table-cell>
          <table:table-cell table:style-name="ce8" office:value-type="currency" office:currency="EUR" office:value="3214">
            <text:p>€ 3.21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eMAC G4 (PowerPC G4, 1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922">
            <text:p>€ 922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iMAC G4 15" (PowerPC G4, 1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800">
            <text:p>€ 800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iMAC G5 17" (PowerPC G5, 1.8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1115">
            <text:p>€ 1.115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iMAC G5 20" (PowerPC G5, 1.8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1163">
            <text:p>€ 1.163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Power Mac G4 (PowerPC G4, 1.25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2819">
            <text:p>€ 2.819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pple Power Mac G5 (PowerPC G5, 1.6 GHz)</text:p>
          </table:table-cell>
          <table:table-cell table:style-name="ce6" office:value-type="string">
            <text:p>APPLE </text:p>
          </table:table-cell>
          <table:table-cell table:style-name="ce8" office:value-type="currency" office:currency="EUR" office:value="742">
            <text:p>€ 742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Dimensìon 2400 (Celeron, 2.6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1478">
            <text:p>€ 1.478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Dimensìon 4700 (Pentium 4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3698">
            <text:p>€ 3.698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Dimensìon 8400 (Pentium 4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2541">
            <text:p>€ 2.541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Optiplex 170L (Celeron, 2.6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1234">
            <text:p>€ 1.23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Optiplex GX280 (Pentium 4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3214">
            <text:p>€ 3.21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Optiplex GX60 (Celeron, 2.4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3214">
            <text:p>€ 3.21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OptiPlex SX280 (Pentium 4, 3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8547">
            <text:p>€ 8.547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Precisìon 370 (Pentium 4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900">
            <text:p>€ 900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Precisìon 470 (Xeon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3214">
            <text:p>€ 3.21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l Precisìon 670 (Xeon, 2.8 GHz)</text:p>
          </table:table-cell>
          <table:table-cell table:style-name="ce6" office:value-type="string">
            <text:p>DELL </text:p>
          </table:table-cell>
          <table:table-cell table:style-name="ce8" office:value-type="currency" office:currency="EUR" office:value="1234">
            <text:p>€ 1.234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errari 3000</text:p>
          </table:table-cell>
          <table:table-cell table:style-name="ce6" office:value-type="string">
            <text:p>FERRARI </text:p>
          </table:table-cell>
          <table:table-cell table:style-name="ce8" office:value-type="currency" office:currency="EUR" office:value="1298">
            <text:p>€ 1.298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P Compaq D 330 (Celeron, 2 GHz)</text:p>
          </table:table-cell>
          <table:table-cell table:style-name="ce6" office:value-type="string">
            <text:p>HP </text:p>
          </table:table-cell>
          <table:table-cell table:style-name="ce8" office:value-type="currency" office:currency="EUR" office:value="935">
            <text:p>€ 935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P Compaq D 330 DT (Pentium 4, 2.4 GHz)</text:p>
          </table:table-cell>
          <table:table-cell table:style-name="ce6" office:value-type="string">
            <text:p>HP </text:p>
          </table:table-cell>
          <table:table-cell table:style-name="ce8" office:value-type="currency" office:currency="EUR" office:value="2159">
            <text:p>€ 2.159,00</text:p>
          </table:table-cell>
          <table:table-cell table:style-name="ce11" office:value-type="string">
            <text:p>sì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IBM ThinkCentre A 30 DT (Pentium 4, 2.8 GHz)</text:p>
          </table:table-cell>
          <table:table-cell table:style-name="ce6" office:value-type="string">
            <text:p>IBM </text:p>
          </table:table-cell>
          <table:table-cell table:style-name="ce8" office:value-type="currency" office:currency="EUR" office:value="1523">
            <text:p>€ 1.523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IBM ThinkCentre A 50 DT (Celeron, 2.4 GHz)</text:p>
          </table:table-cell>
          <table:table-cell table:style-name="ce6" office:value-type="string">
            <text:p>IBM </text:p>
          </table:table-cell>
          <table:table-cell table:style-name="ce8" office:value-type="currency" office:currency="EUR" office:value="3481">
            <text:p>€ 3.481,00</text:p>
          </table:table-cell>
          <table:table-cell table:style-name="ce11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BM ThinkCentre M 50 DT (Pentium 4, 2.66 GHz)</text:p>
          </table:table-cell>
          <table:table-cell table:style-name="ce7" office:value-type="string">
            <text:p>IBM </text:p>
          </table:table-cell>
          <table:table-cell table:style-name="ce9" office:value-type="currency" office:currency="EUR" office:value="5213">
            <text:p>€ 5.213,00</text:p>
          </table:table-cell>
          <table:table-cell table:style-name="ce12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0"/>
          <table:table-cell table:number-columns-repeated="253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Prodotti.$A$1" table:cell-range-address="$Prodotti.$A$1:.$D$34"/>
        <table:named-range table:name="Excel_BuiltIn_Criteria_1" table:base-cell-address="$Prodotti.$A$1" table:cell-range-address="$Prodotti.$#RIF!$#RIF!:.$#RIF!$#RIF!" table:range-usable-as="filter"/>
        <table:named-range table:name="OLE_LINK1_1" table:base-cell-address="$Prodotti.$A$1" table:cell-range-address="$Prodotti.$#RIF!$#RIF!"/>
      </table:named-expressions>
      <table:database-ranges>
        <table:database-range table:name="Excel_BuiltIn__FilterDatabase_1" table:target-range-address="Prodotti.A1:Prodotti.D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Sì</number:text>
    </number:number-style>
    <number:number-style style:name="N120P1" style:volatile="true">
      <number:text>Sì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o</number:text>
    </number:number-style>
    <number:number-style style:name="N121P1" style:volatile="true">
      <number:text>V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ttivo</number:text>
    </number:number-style>
    <number:number-style style:name="N122P1" style:volatile="true">
      <number:text>Attivo</number:text>
    </number:number-style>
    <number:number-style style:name="N122">
      <number:text>Disattiv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3P0"/>
    </number:currency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scale-to-X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5">25/08/2006</text:date>, <text:time>13.22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rodotti" style:display-name="PageStyle_Prodotti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erioldi.alex</meta:initial-creator>
    <meta:creation-date>2004-12-21T11:04:46</meta:creation-date>
    <dc:creator>caresia.office</dc:creator>
    <dc:date>2006-03-15T14:43:07</dc:date>
    <meta:print-date>2004-12-21T12:09:48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36"/>
  </office:meta>
</office:document-meta>
</file>